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Таблица1" style:family="table">
      <style:table-properties style:width="16.984cm" table:align="right"/>
    </style:style>
    <style:style style:name="Таблица1.A" style:family="table-column">
      <style:table-column-properties style:column-width="1.198cm"/>
    </style:style>
    <style:style style:name="Таблица1.B" style:family="table-column">
      <style:table-column-properties style:column-width="5.186cm"/>
    </style:style>
    <style:style style:name="Таблица1.C" style:family="table-column">
      <style:table-column-properties style:column-width="4.787cm"/>
    </style:style>
    <style:style style:name="Таблица1.D" style:family="table-column">
      <style:table-column-properties style:column-width="5.81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84cm" table:align="right"/>
    </style:style>
    <style:style style:name="Таблица2.A" style:family="table-column">
      <style:table-column-properties style:column-width="1.198cm"/>
    </style:style>
    <style:style style:name="Таблица2.B" style:family="table-column">
      <style:table-column-properties style:column-width="15.787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6.984cm" table:align="right"/>
    </style:style>
    <style:style style:name="Таблица3.A" style:family="table-column">
      <style:table-column-properties style:column-width="1.198cm"/>
    </style:style>
    <style:style style:name="Таблица3.B" style:family="table-column">
      <style:table-column-properties style:column-width="15.787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984cm" table:align="right"/>
    </style:style>
    <style:style style:name="Таблица4.A" style:family="table-column">
      <style:table-column-properties style:column-width="1.198cm"/>
    </style:style>
    <style:style style:name="Таблица4.B" style:family="table-column">
      <style:table-column-properties style:column-width="15.787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984cm" table:align="right"/>
    </style:style>
    <style:style style:name="Таблица5.A" style:family="table-column">
      <style:table-column-properties style:column-width="1.198cm"/>
    </style:style>
    <style:style style:name="Таблица5.B" style:family="table-column">
      <style:table-column-properties style:column-width="15.787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DejaVu Sans Condensed1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DejaVu Sans Condensed1" fo:font-size="11pt" fo:font-style="italic" style:text-underline-style="none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7.113cm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8" style:family="paragraph" style:parent-style-name="Standard" style:list-style-name="L1">
      <style:paragraph-properties fo:text-align="justify" style:justify-single-word="false"/>
    </style:style>
    <style:style style:name="P9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10" style:family="paragraph" style:parent-style-name="Standard" style:list-style-name="L5">
      <style:paragraph-properties fo:text-align="justify" style:justify-single-word="false">
        <style:tab-stops>
          <style:tab-stop style:position="17.113cm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12" style:family="paragraph" style:parent-style-name="Standard" style:list-style-name="L3">
      <style:paragraph-properties fo:text-align="justify" style:justify-single-word="false">
        <style:tab-stops>
          <style:tab-stop style:position="17.113cm"/>
        </style:tab-stops>
      </style:paragraph-properties>
      <style:text-properties fo:font-weight="normal" style:font-weight-asian="normal" style:font-weight-complex="normal"/>
    </style:style>
    <style:style style:name="P13" style:family="paragraph" style:parent-style-name="Standard" style:list-style-name="L4">
      <style:paragraph-properties fo:text-align="justify" style:justify-single-word="false">
        <style:tab-stops>
          <style:tab-stop style:position="17.113cm"/>
        </style:tab-stops>
      </style:paragraph-properties>
      <style:text-properties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.021cm" fo:text-align="justify" style:justify-single-word="false" fo:text-indent="0cm" style:auto-text-indent="false"/>
    </style:style>
    <style:style style:name="P15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.021cm" fo:text-align="justify" style:justify-single-word="false" fo:text-indent="0cm" style:auto-text-indent="false">
        <style:tab-stops>
          <style:tab-stop style:position="17.113cm"/>
        </style:tab-stops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.021cm" fo:text-align="justify" style:justify-single-word="false" fo:text-indent="0cm" style:auto-text-indent="false"/>
      <style:text-properties fo:font-size="11pt" fo:font-style="italic" style:font-size-asian="11pt" style:font-style-asian="italic" style:font-size-complex="11pt" style:font-style-complex="italic"/>
    </style:style>
    <style:style style:name="P18" style:family="paragraph" style:parent-style-name="Code">
      <style:paragraph-properties fo:margin-left="0cm" fo:margin-right="0cm" fo:text-align="justify" style:justify-single-word="false" fo:text-indent="0cm" style:auto-text-indent="false"/>
      <style:text-properties fo:color="#000000"/>
    </style:style>
    <style:style style:name="P19" style:family="paragraph" style:parent-style-name="Code">
      <style:text-properties style:font-name="DejaVu Sans Mono1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Heading_20_2">
      <style:paragraph-properties fo:break-before="page"/>
    </style:style>
    <style:style style:name="P23" style:family="paragraph" style:parent-style-name="Heading_20_1">
      <style:paragraph-properties fo:text-align="center" style:justify-single-word="false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/>
    </style:style>
    <style:style style:name="T4" style:family="text">
      <style:text-properties fo:color="#000000" style:font-name="DejaVu Sans Condensed1"/>
    </style:style>
    <style:style style:name="T5" style:family="text">
      <style:text-properties fo:color="#000000" style:font-name="DejaVu Sans Condensed1" style:text-underline-style="solid" style:text-underline-width="auto" style:text-underline-color="font-color"/>
    </style:style>
    <style:style style:name="T6" style:family="text">
      <style:text-properties fo:color="#000000" style:font-name="DejaVu Sans Condensed1" fo:font-style="italic" style:font-style-asian="italic" style:font-style-complex="italic"/>
    </style:style>
    <style:style style:name="T7" style:family="text">
      <style:text-properties fo:color="#000000" style:font-name="DejaVu Sans Condensed1" fo:font-style="normal" style:text-underline-style="none" style:font-style-asian="normal" style:font-style-complex="normal"/>
    </style:style>
    <style:style style:name="T8" style:family="text">
      <style:text-properties fo:color="#000000" style:font-name="DejaVu Sans Condensed1" fo:font-weight="normal" style:font-weight-asian="normal" style:font-weight-complex="normal"/>
    </style:style>
    <style:style style:name="T9" style:family="text">
      <style:text-properties fo:color="#000000" style:font-name="DejaVu Sans Condensed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style:font-name="DejaVu Sans Condensed1" fo:font-size="12pt" fo:font-style="normal" style:font-size-asian="12pt" style:font-style-asian="normal" style:font-size-complex="12pt" style:font-style-complex="normal"/>
    </style:style>
    <style:style style:name="T11" style:family="text">
      <style:text-properties fo:color="#000000" style:font-name="DejaVu Sans Condensed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«Немного» слов о модели игры</text:h>
      <text:p text:style-name="P2">(Последняя правка: 28.04.2012)</text:p>
      <text:h text:style-name="P22" text:outline-level="2">§1. Настройки мира</text:h>
      <text:p text:style-name="P1">Все параметры игры хранятся в файле <text:span text:style-name="T2">config.xml</text:span>, который подгружается при создании новой игры.</text:p>
      <text:p text:style-name="P1">Файл выглядит так:</text:p>
      <text:p text:style-name="Code">&lt;?xml version="1.0" encoding="UTF-8"?&gt;</text:p>
      <text:p text:style-name="Code">&lt;config&gt;</text:p>
      <text:p text:style-name="Code"><text:s text:c="4"/>&lt;map&gt;</text:p>
      <text:p text:style-name="Code"><text:s text:c="8"/>&lt;width&gt;100&lt;/width&gt;</text:p>
      <text:p text:style-name="Code"><text:s text:c="8"/>&lt;height&gt;100&lt;/height&gt;</text:p>
      <text:p text:style-name="Code"><text:s text:c="8"/>// Какие-нибудь ещё константы, отвечающие за генерацию</text:p>
      <text:p text:style-name="Code"><text:s text:c="8"/>// ландшафта</text:p>
      <text:p text:style-name="Code"><text:s text:c="4"/>&lt;/map&gt;</text:p>
      <text:p text:style-name="Code"/>
      <text:p text:style-name="Code"><text:s text:c="4"/>&lt;players&gt;</text:p>
      <text:p text:style-name="Code"><text:s text:c="8"/>&lt;count&gt;5&lt;/count&gt;</text:p>
      <text:p text:style-name="Code"><text:s text:c="8"/>// Имена через какой-нибудь разделитель</text:p>
      <text:p text:style-name="Code"><text:s text:c="8"/>&lt;names&gt;Player1 Player2 Player3 Player4&lt;/names&gt;</text:p>
      <text:p text:style-name="Code"><text:s text:c="4"/>&lt;/players&gt;</text:p>
      <text:p text:style-name="Code">&lt;/config&gt;</text:p>
      <text:p text:style-name="Code"/>
      <text:p text:style-name="P1">Все данные из этого файла парсятся в переменную <text:span text:style-name="T2">properties</text:span> типа <text:span text:style-name="T2">WorldProperties</text:span>. Структура выглядит так:</text:p>
      <text:p text:style-name="Code">typedef struct WorldProperties</text:p>
      <text:p text:style-name="Code">{</text:p>
      <text:p text:style-name="Code"><text:s text:c="4"/>// World width and height.</text:p>
      <text:p text:style-name="Code"><text:s text:c="4"/>int map_w, map_h;</text:p>
      <text:p text:style-name="Code"><text:s text:c="4"/>// Players' count.</text:p>
      <text:p text:style-name="Code"><text:s text:c="4"/>int players_count;</text:p>
      <text:p text:style-name="Code"><text:s text:c="4"/>// And their names.</text:p>
      <text:p text:style-name="Code"><text:s text:c="4"/>DynArray * player_names;</text:p>
      <text:p text:style-name="Code">} WorldProperties;</text:p>
      <text:p text:style-name="Code"/>
      <text:p text:style-name="P6"><text:span text:style-name="T4"/></text:p>
      <text:h text:style-name="P22" text:outline-level="2"><text:span text:style-name="T7">§</text:span><text:span text:style-name="T4">2. Генерация мира</text:span></text:h>
      <text:p text:style-name="P3"><text:span text:style-name="T4">Сразу же на основании настроек мира строится его «набросок» использованием модуля графа:</text:span></text:p>
      <text:list xml:id="list356598855" text:style-name="L1">
        <text:list-item>
          <text:p text:style-name="P8"><text:span text:style-name="T4">циклический список из игроков (ячейки с типом NODE_PLAYER, рёбра с типом EDGE_NEXT_PLAYER),</text:span></text:p>
        </text:list-item>
        <text:list-item>
          <text:p text:style-name="P8"><text:span text:style-name="T4">карта (с ландшафтом), тип каждой ячейки NODE_CELL, от каждой ячейки отходят 4 ребра с типами (EDGE_CELL_RIGHT/LEFT/TOP/BOTTOM), т. е. получается четырёхсвязный циклический список.</text:span></text:p>
        </text:list-item>
      </text:list>
      <text:p text:style-name="P14"><text:span text:style-name="T4">На этом шаге основная проблема заключается в генерации ландшафта. Используемый пока алгоритм не очень хорош. Подобрать константы генерации тоже не удаётся. </text:span><text:span text:style-name="T5">Скорее всего, стоит взглянуть в сторону алгоритма шума Перлина.</text:span></text:p>
      <text:p text:style-name="P4"/>
      <text:h text:style-name="P22" text:outline-level="2"><text:span text:style-name="T7">§</text:span>3. Юниты</text:h>
      <text:p text:style-name="P3">Вся информация хранится в файлах technologies.xml и units.xml. Из них, во время инициализации, подгружаем информацию о юнитах и технологиях.</text:p>
      <text:p text:style-name="P3">Для начала расскажу об юнитах, поскольку сама идея выглядит проще и наглядней (для технологий получается аналогично, с небольшими отличиями и наличием дерева).</text:p>
      <text:p text:style-name="P3">В файле units.xml информация хранится таким образом:</text:p>
      <text:p text:style-name="Code">&lt;?xml version="1.0" encoding="UTF-8"?&gt;</text:p>
      <text:p text:style-name="Code">&lt;unit&gt;</text:p>
      <text:p text:style-name="Code"><text:s text:c="4"/>&lt;id&gt;1&lt;/id&gt;</text:p>
      <text:p text:style-name="Code"><text:s text:c="4"/>&lt;name&gt;Разведчик&lt;/name&gt;</text:p>
      <text:p text:style-name="Code"><text:s text:c="4"/>&lt;max_health&gt;10&lt;/max_health&gt;</text:p>
      <text:p text:style-name="Code"><text:s text:c="4"/>&lt;max_damage&gt;2&lt;/max_damage&gt;</text:p>
      <text:p text:style-name="Code">&lt;/unit&gt;</text:p>
      <text:p text:style-name="P18"/>
      <text:p text:style-name="P9">(Для подробностей см. файл alternative-xml-idea.odt)</text:p>
      <text:p text:style-name="Standard">Этот файл парсится в такую табличку (динамический массив)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1">id</text:p>
          </table:table-cell>
          <table:table-cell table:style-name="Таблица1.A1" office:value-type="string">
            <text:p text:style-name="P21">name</text:p>
          </table:table-cell>
          <table:table-cell table:style-name="Таблица1.A1" office:value-type="string">
            <text:p text:style-name="P21">max_health</text:p>
          </table:table-cell>
          <table:table-cell table:style-name="Таблица1.D1" office:value-type="string">
            <text:p text:style-name="P21">max_damage</text:p>
          </table:table-cell>
        </table:table-row>
        <table:table-row>
          <table:table-cell table:style-name="Таблица1.A2" office:value-type="string">
            <text:p text:style-name="P20">1</text:p>
          </table:table-cell>
          <table:table-cell table:style-name="Таблица1.A2" office:value-type="string">
            <text:p text:style-name="P20">Разведчик</text:p>
          </table:table-cell>
          <table:table-cell table:style-name="Таблица1.A2" office:value-type="string">
            <text:p text:style-name="P20">10</text:p>
          </table:table-cell>
          <table:table-cell table:style-name="Таблица1.D2" office:value-type="string">
            <text:p text:style-name="P20">2</text:p>
          </table:table-cell>
        </table:table-row>
        <table:table-row>
          <table:table-cell table:style-name="Таблица1.A2" office:value-type="string">
            <text:p text:style-name="P20">2</text:p>
          </table:table-cell>
          <table:table-cell table:style-name="Таблица1.A2" office:value-type="string">
            <text:p text:style-name="P20">Воин</text:p>
          </table:table-cell>
          <table:table-cell table:style-name="Таблица1.A2" office:value-type="string">
            <text:p text:style-name="P20">15</text:p>
          </table:table-cell>
          <table:table-cell table:style-name="Таблица1.D2" office:value-type="string">
            <text:p text:style-name="P20">5</text:p>
          </table:table-cell>
        </table:table-row>
        <table:table-row>
          <table:table-cell table:style-name="Таблица1.A2" office:value-type="string">
            <text:p text:style-name="P20">3</text:p>
          </table:table-cell>
          <table:table-cell table:style-name="Таблица1.A2" office:value-type="string">
            <text:p text:style-name="P20">Мечник</text:p>
          </table:table-cell>
          <table:table-cell table:style-name="Таблица1.A2" office:value-type="string">
            <text:p text:style-name="P20">20</text:p>
          </table:table-cell>
          <table:table-cell table:style-name="Таблица1.D2" office:value-type="string">
            <text:p text:style-name="P20">10</text:p>
          </table:table-cell>
        </table:table-row>
      </table:table>
      <text:p text:style-name="Standard"/>
      <text:p text:style-name="P14">Таким образом, для <text:span text:style-name="T2">всех</text:span> игроков хранится <text:span text:style-name="T2">общая</text:span> таблица с информацией о юнитах. Информацию эту можно хранить в виде структуры (а таблицу как массив таких структур):</text:p>
      <text:p text:style-name="Code">typedef struct UnitCommonInfo</text:p>
      <text:p text:style-name="Code">{</text:p>
      <text:p text:style-name="Code"><text:s text:c="4"/>char * name;</text:p>
      <text:p text:style-name="Code"><text:s text:c="4"/>int max_health;</text:p>
      <text:p text:style-name="Code"><text:s text:c="4"/>int max_damage;</text:p>
      <text:p text:style-name="Code">} UnitCommonInfo;</text:p>
      <text:p text:style-name="Code"/>
      <text:p text:style-name="P7"><text:span text:style-name="T4">Для </text:span><text:span text:style-name="T6">каждого</text:span><text:span text:style-name="T4"> игрока также создаётся такой массив: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1">id</text:p>
          </table:table-cell>
          <table:table-cell table:style-name="Таблица2.B1" office:value-type="string">
            <text:p text:style-name="P21">status</text:p>
          </table:table-cell>
        </table:table-row>
        <table:table-row>
          <table:table-cell table:style-name="Таблица2.A2" office:value-type="string">
            <text:p text:style-name="P20">1</text:p>
          </table:table-cell>
          <table:table-cell table:style-name="Таблица2.B2" office:value-type="string">
            <text:p text:style-name="P20">UNIT_AVAILABLE</text:p>
          </table:table-cell>
        </table:table-row>
        <table:table-row>
          <table:table-cell table:style-name="Таблица2.A2" office:value-type="string">
            <text:p text:style-name="P20">2</text:p>
          </table:table-cell>
          <table:table-cell table:style-name="Таблица2.B2" office:value-type="string">
            <text:p text:style-name="P20">UNIT_AVAILABLE</text:p>
          </table:table-cell>
        </table:table-row>
        <table:table-row>
          <table:table-cell table:style-name="Таблица2.A2" office:value-type="string">
            <text:p text:style-name="P20">3</text:p>
          </table:table-cell>
          <table:table-cell table:style-name="Таблица2.B2" office:value-type="string">
            <text:p text:style-name="P20">UNIT_NOT_AVAILABLE</text:p>
          </table:table-cell>
        </table:table-row>
      </table:table>
      <text:p text:style-name="Standard"/>
      <text:p text:style-name="P14"><text:span text:style-name="T13">Id</text:span> тот же, что и в общей таблице. UNIT_AVAILABLE означает, что игрок может нанять этого юнита, UNIT_NOT_AVAILABLE, соотвественно, означает, что игрок не может нанять этого юнита.</text:p>
      <text:p text:style-name="P14">Эта информация обновляется после каждого научного исследования игрока (см. ниже).</text:p>
      <text:p text:style-name="P14"><text:soft-page-break/>И, напоследок, имеется такая структура юнита:</text:p>
      <text:p text:style-name="Code">typedef struct Unit</text:p>
      <text:p text:style-name="Code">{</text:p>
      <text:p text:style-name="Code"><text:s text:c="4"/>// id юнита в общеигровой таблице.</text:p>
      <text:p text:style-name="Code"><text:s text:c="4"/>int unit_id;</text:p>
      <text:p text:style-name="Code"><text:s text:c="4"/>// id игрока-владельца.</text:p>
      <text:p text:style-name="Code"><text:s text:c="4"/>int owner_id;</text:p>
      <text:p text:style-name="Code"><text:s text:c="4"/>// координаты x, y в какой-нибудь глобальной системе</text:p>
      <text:p text:style-name="Code"><text:s text:c="4"/>// координат</text:p>
      <text:p text:style-name="Code"><text:s text:c="4"/>int x, y;</text:p>
      <text:p text:style-name="Code"><text:s text:c="4"/>// текущее здоровье юнита</text:p>
      <text:p text:style-name="Code"><text:s text:c="4"/>int health;</text:p>
      <text:p text:style-name="Code">} Unit;</text:p>
      <text:p text:style-name="Code"/>
      <text:p text:style-name="P15"><text:span text:style-name="T4">Они привязаны к карте (своим местоположением) и к своему владельцу. Их атака напрямую зависит от значения health. Можно рассчитывать максимальное возможное значение атаки таким образом: health/max_health * max_damage. Рандом тоже нужно учитывать :)</text:span></text:p>
      <text:p text:style-name="P15"><text:span text:style-name="T4">Каждый юнит помещается в граф. От ячейки, где он сейчас находится, к нему проходит ребро типа EDGE_CELL_UNIT. Чтобы избежать проблем с несколькими юнитами на одной ячейки — мы не будем просто допускать такого, т. е. нельзя будет помещать несколько юнитов на одну ячейку (в точности как в Civilization 5).</text:span></text:p>
      <text:p text:style-name="P15"><text:span text:style-name="T4">Помимо всего прочего юнит помещен в массив DynArray * units в структуре игрока (чтобы игроку можно было легко до него достучаться). Координаты x, y нужны как раз для того, чтобы его быстро найти.</text:span></text:p>
      <text:p text:style-name="P15"><text:span text:style-name="T4">Вот вроде бы и всё с юнитами.</text:span></text:p>
      <text:h text:style-name="P22" text:outline-level="2"><text:span text:style-name="T4">§4. Технологии</text:span></text:h>
      <text:p text:style-name="P15"><text:span text:style-name="T4">С технологиями в общих чертах всё точно так же.</text:span></text:p>
      <text:p text:style-name="P15"><text:span text:style-name="T4">В файле technologies.xml данные хранятся в виде:</text:span></text:p>
      <text:p text:style-name="P19">&lt;?xml version="1.0" encoding="UTF-8"?&gt;</text:p>
      <text:p text:style-name="P19">&lt;technology&gt;</text:p>
      <text:p text:style-name="P19"><text:s text:c="4"/>&lt;id&gt;1&lt;/id&gt;</text:p>
      <text:p text:style-name="P19"><text:s text:c="4"/>&lt;name&gt;Обработка железа&lt;/name&gt;<text:line-break/></text:p>
      <text:p text:style-name="P19"><text:s text:c="4"/>&lt;provides&gt;</text:p>
      <text:p text:style-name="P19"><text:s text:c="8"/>&lt;units&gt;2,3&lt;/units&gt;</text:p>
      <text:p text:style-name="P19"><text:s text:c="8"/>&lt;technologies&gt;2&lt;/techonologies&gt;</text:p>
      <text:p text:style-name="P19"><text:s text:c="4"/>&lt;/provides&gt;</text:p>
      <text:p text:style-name="P19"/>
      <text:p text:style-name="P19"><text:s text:c="4"/>&lt;requires&gt;</text:p>
      <text:p text:style-name="P19"><text:s text:c="8"/>&lt;technologies&gt;0&lt;/techonologies&gt;</text:p>
      <text:p text:style-name="P19"><text:s text:c="8"/>&lt;resources&gt;1&lt;/resources&gt;</text:p>
      <text:p text:style-name="P19"><text:s text:c="4"/>&lt;/requires&gt;</text:p>
      <text:p text:style-name="P19"><text:span text:style-name="T3">&lt;/technology&gt;</text:span></text:p>
      <text:p text:style-name="P19"><text:span text:style-name="T3"/></text:p>
      <text:p text:style-name="P14"><text:span text:style-name="T3">Файл парсится в дерево (на основе нашего модуля графа), где вершины это технологии (точнее, только их id, ничего больше не надо) типа NODE_TECHNOLOGY, а рёбра типов EDGE_TECH_PROVIDES и EDGE_TECH_REQUIRES.</text:span></text:p>
      <text:p text:style-name="P14"><text:span text:style-name="T3">Такое дерево позволяет легко отслеживать, что требуется для изучения той или иной технологии, и что можно изучить какому-либо игроку.</text:span></text:p>
      <text:p text:style-name="P14"><text:span text:style-name="T3">Создаётся такая табличка (опять-таки </text:span><text:span text:style-name="T12">общая</text:span><text:span text:style-name="T3"> для всех игроков):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21">id</text:p>
          </table:table-cell>
          <table:table-cell table:style-name="Таблица3.B1" office:value-type="string">
            <text:p text:style-name="P21">name</text:p>
          </table:table-cell>
        </table:table-row>
        <table:table-row>
          <table:table-cell table:style-name="Таблица3.A2" office:value-type="string">
            <text:p text:style-name="P20">1</text:p>
          </table:table-cell>
          <table:table-cell table:style-name="Таблица3.B2" office:value-type="string">
            <text:p text:style-name="P20">Обработка камня</text:p>
          </table:table-cell>
        </table:table-row>
        <table:table-row>
          <table:table-cell table:style-name="Таблица3.A2" office:value-type="string">
            <text:p text:style-name="P20">2</text:p>
          </table:table-cell>
          <table:table-cell table:style-name="Таблица3.B2" office:value-type="string">
            <text:p text:style-name="P20">Обработка железа</text:p>
          </table:table-cell>
        </table:table-row>
        <table:table-row>
          <table:table-cell table:style-name="Таблица3.A2" office:value-type="string">
            <text:p text:style-name="P20">3</text:p>
          </table:table-cell>
          <table:table-cell table:style-name="Таблица3.B2" office:value-type="string">
            <text:p text:style-name="P20">Письменность</text:p>
          </table:table-cell>
        </table:table-row>
      </table:table>
      <text:p text:style-name="Standard"/>
      <text:p text:style-name="P14">Эта таблица нужна, чтобы выводить игроку информацию о той или иной технологии (доставать её из дерева, мягко говоря, не удобно).</text:p>
      <text:p text:style-name="P14">Для каждого игрока в отдельности создаём такую таблицу: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21">id</text:p>
          </table:table-cell>
          <table:table-cell table:style-name="Таблица4.B1" office:value-type="string">
            <text:p text:style-name="P21">status</text:p>
          </table:table-cell>
        </table:table-row>
        <table:table-row>
          <table:table-cell table:style-name="Таблица4.A2" office:value-type="string">
            <text:p text:style-name="P20">1</text:p>
          </table:table-cell>
          <table:table-cell table:style-name="Таблица4.B2" office:value-type="string">
            <text:p text:style-name="P20">TECH_RESEARCHED</text:p>
          </table:table-cell>
        </table:table-row>
        <table:table-row>
          <table:table-cell table:style-name="Таблица4.A2" office:value-type="string">
            <text:p text:style-name="P20">2</text:p>
          </table:table-cell>
          <table:table-cell table:style-name="Таблица4.B2" office:value-type="string">
            <text:p text:style-name="P20">TECH_AVAILABLE</text:p>
          </table:table-cell>
        </table:table-row>
        <table:table-row>
          <table:table-cell table:style-name="Таблица4.A2" office:value-type="string">
            <text:p text:style-name="P20">3</text:p>
          </table:table-cell>
          <table:table-cell table:style-name="Таблица4.B2" office:value-type="string">
            <text:p text:style-name="P20">TECH_NOT_AVAILABLE</text:p>
          </table:table-cell>
        </table:table-row>
      </table:table>
      <text:p text:style-name="Standard"/>
      <text:p text:style-name="P14">Статус TECH_RESEARCHED означает, что технология уже исследована, <text:s/>TECH_AVAILABLE — доступна для исследования (можно вывести её в каком-нибудь списке в интерфейсе для игрока), <text:s/>TECH_NOT_AVAILABLE — не доступна.</text:p>
      <text:p text:style-name="P14">После каждого исследования берём <text:span text:style-name="T13">id</text:span> изученой технологии, идём в дерево, смотрим какие технологии позволяет изучать эта технологии, причём не имеют <text:soft-page-break/>ли эти самые технологии других неразрешённых «зависимостей» (технологий или ресурсов). Если не имеют — отмечаем в таблице игрока <text:s/>TECH_AVAILABLE для этих технологий. Плюс ко всему, изученная технология может дать доступ к найму новых юнитов, тут обновляется табличка с юнитами.</text:p>
      <text:p text:style-name="P14">Поскольку бегать в дерево не удобно, то можно в табличке для всех игроков (где id и name) добавить поле pointer, указывающее на эту технологию в графе.</text:p>
      <text:p text:style-name="P14">Остающаяся проблема — это ресурсы, необходимые для изучения технологии. Проблема, на самом деле, решается просто :)</text:p>
      <text:p text:style-name="P17">(Я всё ещё придерживаюсь модели: «нельзя изучить что-то, не имея объекта для изучения».)</text:p>
      <text:p text:style-name="P14">Создаём для каждого игрока подобный массив (назовём его available_resources):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21">id</text:p>
          </table:table-cell>
          <table:table-cell table:style-name="Таблица5.B1" office:value-type="string">
            <text:p text:style-name="P21">count</text:p>
          </table:table-cell>
        </table:table-row>
        <table:table-row>
          <table:table-cell table:style-name="Таблица5.A2" office:value-type="string">
            <text:p text:style-name="P20">1</text:p>
          </table:table-cell>
          <table:table-cell table:style-name="Таблица5.B2" office:value-type="string">
            <text:p text:style-name="P20">0</text:p>
          </table:table-cell>
        </table:table-row>
        <table:table-row>
          <table:table-cell table:style-name="Таблица5.A2" office:value-type="string">
            <text:p text:style-name="P20">2</text:p>
          </table:table-cell>
          <table:table-cell table:style-name="Таблица5.B2" office:value-type="string">
            <text:p text:style-name="P20">1</text:p>
          </table:table-cell>
        </table:table-row>
        <table:table-row>
          <table:table-cell table:style-name="Таблица5.A2" office:value-type="string">
            <text:p text:style-name="P20">3</text:p>
          </table:table-cell>
          <table:table-cell table:style-name="Таблица5.B2" office:value-type="string">
            <text:p text:style-name="P20">3</text:p>
          </table:table-cell>
        </table:table-row>
      </table:table>
      <text:p text:style-name="Standard"/>
      <text:p text:style-name="P14"><text:span text:style-name="T13">Id</text:span> — номер ресурса (unsigned char), <text:span text:style-name="T13">count</text:span> — количество найдённых ресурсов <text:span text:style-name="T1">(ресурсы, так-то исчерпаемы, поэтому, например, если у вас 3 ресурса железа, то вы сможете нанять 3 * const мечников)</text:span>. Под «найденным» подразумевается, что есть город, находящийся рядом с этим ресурсом.</text:p>
      <text:p text:style-name="P14">Тут, правда, возникает другая проблема: какую территорию считать подвластной городу? (И, соотвественно, из каких клеток вокруг города, считать ресурсы принадлежащими ему?) Для нашей простой модели, думаю, хватит какого-то статичного радиуса. Например, все соседние клетки (т. е. квадрат 3 на 3).</text:p>
      <text:p text:style-name="P14">Но можно и усложнить модель: ввести влияние населения города на длину этого «радиуса», если на это хватит времени :)</text:p>
      <text:h text:style-name="P22" text:outline-level="2"><text:span text:style-name="T4">§5. Города</text:span></text:h>
      <text:p text:style-name="P15"><text:span text:style-name="T4">В предыдущих параграфах говорилось (косвенно) о городах. Чтобы достроить модель мира до конца, расскажу и о них.</text:span></text:p>
      <text:p text:style-name="P14"><text:span text:style-name="T8">Структура города должна выглядить таким образом:</text:span></text:p>
      <text:p text:style-name="Code">typedef struct City</text:p>
      <text:p text:style-name="Code">{</text:p>
      <text:p text:style-name="Code"><text:s text:c="4"/>// id города.</text:p>
      <text:p text:style-name="Code"><text:s text:c="4"/>int id;</text:p>
      <text:p text:style-name="Code"><text:s text:c="4"/>// id игрока-владельца.</text:p>
      <text:p text:style-name="Code"><text:s text:c="4"/>int owner_id;</text:p>
      <text:p text:style-name="Code"><text:s text:c="4"/>// координаты x, y в какой-нибудь глобальной системе</text:p>
      <text:p text:style-name="Code"><text:s text:c="4"/>// координат</text:p>
      <text:p text:style-name="Code"><text:s text:c="4"/>int x, y;</text:p>
      <text:p text:style-name="Code"><text:s text:c="4"/>// название города</text:p>
      <text:p text:style-name="Code"><text:s text:c="4"/>char * name;</text:p>
      <text:p text:style-name="Code"><text:s text:c="4"/>// население</text:p>
      <text:p text:style-name="Code"><text:s text:c="4"/>int population;</text:p>
      <text:p text:style-name="Code">} City;<text:line-break/></text:p>
      <text:p text:style-name="P15"><text:span text:style-name="T4">Город даёт такие плюшки:</text:span></text:p>
      <text:list xml:id="list1096634671" text:style-name="L2">
        <text:list-item>
          <text:p text:style-name="P11"><text:span text:style-name="T4">позволяет нанимать юнитов, причём, чем больше населения, тем быстрее юниты нанимаются</text:span></text:p>
        </text:list-item>
        <text:list-item>
          <text:p text:style-name="P11"><text:span text:style-name="T4">увеличивает количество доступных ресурсов</text:span></text:p>
        </text:list-item>
        <text:list-item>
          <text:p text:style-name="P11"><text:span text:style-name="T4">суммарно у игрока больше населения, значит научные исследования происходят быстрее</text:span></text:p>
        </text:list-item>
      </text:list>
      <text:p text:style-name="P16"><text:span text:style-name="T4">Однако у города есть и «негативные» стороны:</text:span></text:p>
      <text:list xml:id="list635235471" text:style-name="L3">
        <text:list-item>
          <text:p text:style-name="P12"><text:span text:style-name="T4">требует денег из казны на содержание (больше населения, больше денег требует)</text:span></text:p>
        </text:list-item>
        <text:list-item>
          <text:p text:style-name="P12"><text:span text:style-name="T4">город может быть захвачен</text:span></text:p>
        </text:list-item>
      </text:list>
      <text:p text:style-name="P16"><text:span text:style-name="T4">В структуре игрока имеется DynArray * cities, с помощью которого он может быстро просматривать список городов.</text:span></text:p>
      <text:p text:style-name="P16"><text:span text:style-name="T4">Население города растёт по какой-нибудь магической формуле, зависящей от возраста города, количества ресурсов рядом и его защищённости (по поводу вопроса о защите городов см. следующий параграф).</text:span></text:p>
      <text:h text:style-name="P22" text:outline-level="2"><text:span text:style-name="T4">§6. Неразрешённые вопросы</text:span></text:h>
      <text:list xml:id="list2049060089" text:style-name="L4">
        <text:list-item>
          <text:p text:style-name="P13"><text:span text:style-name="T4">Нужно ли добавлять зависимость «радиуса» влияния города от населения. </text:span><text:span text:style-name="T10">Я слабо представляю, как лучше это сделать. Поэтому над этой идеей лучше подумать.</text:span></text:p>
        </text:list-item>
        <text:list-item>
          <text:p text:style-name="P13"><text:span text:style-name="T10">Откуда брать игроку деньги? Экономика, только тратящие деньги игрока (пока у нас в модели так) — странная экономика.</text:span></text:p>
        </text:list-item>
        <text:list-item>
          <text:p text:style-name="P13"><text:span text:style-name="T10">Как устраивать защиту города? Мне очень нравится идея из Civilization V с самообороной города (там есть очки защиты). Можно её развить и сделать что-нибудь классное.</text:span></text:p>
        </text:list-item>
        <text:list-item>
          <text:p text:style-name="P13"><text:span text:style-name="T10">Сколько времени должна изучаться та или иная технология (наниматься тот или иной юнит)? Как решение — задание времени вручную. Есть другое, более элегантное решение — смотреть насколько глубоко технология в дереве (минимальное расстояние от технологии до верха). Чем глубже — тем дольше изучение. Время найма юнита — зависит от технологии, которая позволяет его нанимать.</text:span></text:p>
        </text:list-item>
      </text:list>
      <text:h text:style-name="P22" text:outline-level="2">§7. Easter eggs</text:h>
      <text:p text:style-name="P5"><text:span text:style-name="T11">При той модели, что у нас есть, можно легко добавлять пасхальные яйца :) И просто необычные для Цивилизации вещи.</text:span></text:p>
      <text:p text:style-name="P5"><text:span text:style-name="T11">Здесь приведены идеи таких пасхальных яиц в модели, которые нужно не забыть добавить (если получится по времени):</text:span></text:p>
      <text:list xml:id="list644640018" text:style-name="L5">
        <text:list-item>
          <text:p text:style-name="P10"><text:span text:style-name="T9">Летающий город</text:span><text:span text:style-name="T11">. Город, который перемещается по карте. Игрок, «поймавший» его (защиты у него никакой) получает золото, бонусы в виде исследованных пары технологий, а также этот самый город. Правда теперь он перемещаться по карте не будет, а будет стоять на том самом месте, где его игрок поймал. Ещё как бонус, можно будет вокруг города сразу после его «поимки» добавить различных редких ресурсов.</text:span></text:p>
        </text:list-item>
        <text:list-item>
          <text:p text:style-name="P10"><text:span text:style-name="T9">Червоточины</text:span><text:span text:style-name="T11">. Разбросанные по карте червоточины позволят игроку перемещаться быстро из одной точки в другую :) Сделать это просто с помощью добавления такого ребра в граф: EDGE_CELL_WORMHOLE. После исследования какой-нибудь технологии, связанной с ОТО, они становятся видны на карте :)</text:span></text:p>
        </text:list-item>
        <text:list-item>
          <text:p text:style-name="P10"><text:span text:style-name="T9">Сундуки, подземелья и проч.</text:span><text:span text:style-name="T11"> Есть место где разгуляться фантазии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.7cm" fo:margin-top="0cm" fo:margin-bottom="0.3cm" fo:text-indent="0cm" style:auto-text-indent="false" style:page-number="auto" fo:background-color="transparent" style:shadow="none">
        <style:tab-stops/>
        <style:background-image/>
      </style:paragraph-properties>
      <style:text-properties style:font-name="DejaVu Sans Condensed" style:font-size-asian="10.5pt" style:font-weight-asian="normal"/>
    </style:style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.3cm" fo:text-indent="0cm" style:auto-text-indent="false" style:page-number="auto" fo:keep-with-next="always"/>
      <style:text-properties style:font-name="DejaVu Sans Condensed" fo:font-size="13pt" fo:font-weight="bold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Code" style:family="paragraph" style:parent-style-name="Standard" style:class="text" style:master-page-name="">
      <style:paragraph-properties fo:margin-left="1cm" fo:margin-right="0.7cm" fo:margin-top="0cm" fo:margin-bottom="0cm" fo:text-indent="0cm" style:auto-text-indent="false" style:page-number="auto" fo:background-color="transparent">
        <style:background-image/>
      </style:paragraph-properties>
      <style:text-properties style:font-name="DejaVu Sans Mono" fo:font-size="11pt" style:font-size-asian="10.5pt"/>
    </style:style>
    <style:style style:name="Table_20_Contents" style:display-name="Table Contents" style:family="paragraph" style:parent-style-name="Standard" style:class="extra">
      <style:paragraph-properties fo:margin-left="0cm" fo:margin-right="0cm" fo:margin-top="0cm" fo:margin-bottom="0cm" fo:text-indent="0cm" style:auto-text-indent="false" text:number-lines="false" text:line-number="0"/>
    </style:style>
    <style:style style:name="Table" style:family="paragraph" style:parent-style-name="Caption" style:class="extra">
      <style:paragraph-properties fo:margin-left="0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gulov Kirill</meta:initial-creator>
    <meta:creation-date>2012-04-20T18:06:07</meta:creation-date>
    <dc:date>2012-04-28T17:45:03</dc:date>
    <meta:editing-duration>PT2H15M14S</meta:editing-duration>
    <meta:editing-cycles>265</meta:editing-cycles>
    <meta:generator>LibreOffice/3.4$Linux LibreOffice_project/340m1$Build-602</meta:generator>
    <meta:document-statistic meta:table-count="5" meta:image-count="0" meta:object-count="0" meta:page-count="10" meta:paragraph-count="189" meta:word-count="1353" meta:character-count="9654" meta:non-whitespace-character-count="8224"/>
  </office:meta>
</office:document-meta>
</file>